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06.55pt"/>
    </style:style>
    <style:style style:name="co14" style:family="table-column">
      <style:table-column-properties fo:break-before="auto" style:column-width="21.15pt"/>
    </style:style>
    <style:style style:name="co15" style:family="table-column">
      <style:table-column-properties fo:break-before="auto" style:column-width="57.2pt"/>
    </style:style>
    <style:style style:name="co16" style:family="table-column">
      <style:table-column-properties fo:break-before="auto" style:column-width="32.09pt"/>
    </style:style>
    <style:style style:name="co17" style:family="table-column">
      <style:table-column-properties fo:break-before="auto" style:column-width="50.91pt"/>
    </style:style>
    <style:style style:name="co18" style:family="table-column">
      <style:table-column-properties fo:break-before="auto" style:column-width="32.91pt"/>
    </style:style>
    <style:style style:name="co19" style:family="table-column">
      <style:table-column-properties fo:break-before="auto" style:column-width="108.91pt"/>
    </style:style>
    <style:style style:name="co20" style:family="table-column">
      <style:table-column-properties fo:break-before="auto" style:column-width="53.26pt"/>
    </style:style>
    <style:style style:name="co21" style:family="table-column">
      <style:table-column-properties fo:break-before="auto" style:column-width="41.5pt"/>
    </style:style>
    <style:style style:name="co22" style:family="table-column">
      <style:table-column-properties fo:break-before="auto" style:column-width="35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depth charg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 * 4</text:p>
          </table:table-cell>
          <table:table-cell office:value-type="string" calcext:value-type="string">
            <text:p>0.8 (0.1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 * 4, 30 * 2</text:p>
          </table:table-cell>
          <table:table-cell office:value-type="string" calcext:value-type="string">
            <text:p>0.8 (0.1), 2.0 (0.5)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 * 4, 30 * 2, 225</text:p>
          </table:table-cell>
          <table:table-cell office:value-type="string" calcext:value-type="string">
            <text:p>0.8 (0.1), 2.0 (0.5), 5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to allies in 16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1200/2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200/600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3600/72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600/1800</text:p>
          </table:table-cell>
          <table:table-cell office:value-type="float" office:value="2700" calcext:value-type="float">
            <text:p>27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4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bile Missile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150/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900/180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5400/21600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1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00/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600/1200</text:p>
          </table:table-cell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3600/14400</text:p>
          </table:table-cell>
          <table:table-cell office:value-type="float" office:value="120" calcext:value-type="float">
            <text:p>12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8/4/2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1</text:p>
          </table:table-cell>
          <table:table-cell office:value-type="string" calcext:value-type="string">
            <text:p>100/100</text:p>
          </table:table-cell>
          <table:table-cell office:value-type="string" calcext:value-type="string">
            <text:p>100 (1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35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wat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Boat 2</text:p>
          </table:table-cell>
          <table:table-cell office:value-type="string" calcext:value-type="string">
            <text:p>300/600</text:p>
          </table:table-cell>
          <table:table-cell office:value-type="string" calcext:value-type="string">
            <text:p>100 (1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35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3</text:p>
          </table:table-cell>
          <table:table-cell office:value-type="string" calcext:value-type="string">
            <text:p>900/3600</text:p>
          </table:table-cell>
          <table:table-cell office:value-type="string" calcext:value-type="string">
            <text:p>100 (1)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35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3.5 seconds. T1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4.5 seconds. T2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.5 seconds. T3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90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90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90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500/500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0 TP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2, 4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8 T1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7500/30000</text:p>
          </table:table-cell>
          <table:table-cell office:value-type="float" office:value="250" calcext:value-type="float">
            <text:p>2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80 * 2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 6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4 T2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22500/180000</text:p>
          </table:table-cell>
          <table:table-cell office:value-type="float" office:value="250" calcext:value-type="float">
            <text:p>25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180 * 3 TP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, 96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2 T3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75" calcext:value-type="float">
            <text:p>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18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75" calcext:value-type="float">
            <text:p>7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18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75" calcext:value-type="float">
            <text:p>75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18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3) x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4) x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Frigate 1</text:p>
          </table:table-cell>
          <table:table-cell office:value-type="string" calcext:value-type="string">
            <text:p>300/30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 Defense. T1 Repair. Counters 1 torpedo every 9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2</text:p>
          </table:table-cell>
          <table:table-cell office:value-type="string" calcext:value-type="string">
            <text:p>900/180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 Defense. T2 Repair. Counters 1 torpedo every 3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3</text:p>
          </table:table-cell>
          <table:table-cell office:value-type="string" calcext:value-type="string">
            <text:p>2700/10800</text:p>
          </table:table-cell>
          <table:table-cell office:value-type="float" office:value="30" calcext:value-type="float">
            <text:p>30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 Defense. T3 Repair. Counters 1 torpedo every 1 second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n deploy 8 T1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n deploy 8 T2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n deploy 8 T3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 T1 missiles. 4 T1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 T2 missiles. 2 T2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 T3 missile. 1 T3 SAM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table:style-name="ce3" table:number-columns-spanned="12" table:number-rows-spanned="1"/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</text:p>
          </table:table-cell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1280" calcext:value-type="float">
            <text:p>128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 1 T2 Laser.</text:p>
          </table:table-cell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20 * 8</text:p>
          </table:table-cell>
          <table:table-cell office:value-type="string" calcext:value-type="string">
            <text:p>10 (0.8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360 * 16</text:p>
          </table:table-cell>
          <table:table-cell office:value-type="string" calcext:value-type="string">
            <text:p>1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5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/1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50/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150/6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450/720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600/2400</text:p>
          </table:table-cell>
          <table:table-cell office:value-type="float" office:value="120" calcext:value-type="float">
            <text:p>12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3600/57600</text:p>
          </table:table-cell>
          <table:table-cell office:value-type="float" office:value="720" calcext:value-type="float">
            <text:p>720</text:p>
          </table:table-cell>
          <table:table-cell office:value-type="float" office:value="7200" calcext:value-type="float">
            <text:p>7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4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2</text:p>
          </table:table-cell>
          <table:table-cell office:value-type="string" calcext:value-type="string">
            <text:p>1350/1350</text:p>
          </table:table-cell>
          <table:table-cell office:value-type="float" office:value="270" calcext:value-type="float">
            <text:p>27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3</text:p>
          </table:table-cell>
          <table:table-cell office:value-type="string" calcext:value-type="string">
            <text:p>12150/12150</text:p>
          </table:table-cell>
          <table:table-cell office:value-type="float" office:value="2430" calcext:value-type="float">
            <text:p>243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450" calcext:value-type="float">
            <text:p>45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10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3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9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float" office:value="240" calcext:value-type="float">
            <text:p>240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1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3600/7200</text:p>
          </table:table-cell>
          <table:table-cell office:value-type="float" office:value="720" calcext:value-type="float">
            <text:p>72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1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2400/129600</text:p>
          </table:table-cell>
          <table:table-cell office:value-type="float" office:value="6480" calcext:value-type="float">
            <text:p>648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10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 energy Storage. Produces 2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800/3600</text:p>
          </table:table-cell>
          <table:table-cell office:value-type="float" office:value="360" calcext:value-type="float">
            <text:p>36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 energy Storage. Produces 2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6200/32400</text:p>
          </table:table-cell>
          <table:table-cell office:value-type="float" office:value="3240" calcext:value-type="float">
            <text:p>324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0 energy Storage. Produces 200 energy per second.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 table:number-rows-repeated="5">
          <table:table-cell table:style-name="Default" table:number-columns-repeated="12"/>
          <table:table-cell table:number-columns-repeated="1011"/>
        </table:table-row>
        <table:table-row table:style-name="ro1" table:number-rows-repeated="10484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ther" table:style-name="ta1" table:print-ranges="Other.A1:Other.AMJ1">
        <office:forms form:automatic-focus="false" form:apply-design-mode="false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number-columns-repeated="2" table:default-cell-style-name="ce9"/>
        <table:table-column table:style-name="co18" table:default-cell-style-name="ce9"/>
        <table:table-column table:style-name="co19" table:default-cell-style-name="ce9"/>
        <table:table-column table:style-name="co5" table:default-cell-style-name="ce9"/>
        <table:table-column table:style-name="co20" table:default-cell-style-name="ce9"/>
        <table:table-column table:style-name="co7" table:default-cell-style-name="ce9"/>
        <table:table-column table:style-name="co8" table:default-cell-style-name="ce9"/>
        <table:table-column table:style-name="co21" table:default-cell-style-name="ce9"/>
        <table:table-column table:style-name="co22" table:default-cell-style-name="ce9"/>
        <table:table-column table:style-name="co12" table:number-columns-repeated="1008" table:default-cell-style-name="ce9"/>
        <table:table-column table:style-name="co12" table:number-columns-repeated="2" table:default-cell-style-name="Default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ier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Metal</text:p>
          </table:table-cell>
          <table:table-cell table:style-name="ce8" office:value-type="string" calcext:value-type="string">
            <text:p>Energy</text:p>
          </table:table-cell>
          <table:table-cell table:style-name="ce8" office:value-type="string" calcext:value-type="string">
            <text:p>Build Time</text:p>
          </table:table-cell>
          <table:table-cell table:style-name="ce8" office:value-type="string" calcext:value-type="string">
            <text:p>Health</text:p>
          </table:table-cell>
          <table:table-cell table:style-name="ce8" office:value-type="string" calcext:value-type="string">
            <text:p>Damage * Volley Count</text:p>
          </table:table-cell>
          <table:table-cell table:style-name="ce8" office:value-type="string" calcext:value-type="string">
            <text:p>Wpn Cooldown (Volley Interval)</text:p>
          </table:table-cell>
          <table:table-cell table:style-name="ce8" office:value-type="string" calcext:value-type="string">
            <text:p>Range</text:p>
          </table:table-cell>
          <table:table-cell table:style-name="ce8" office:value-type="string" calcext:value-type="string">
            <text:p>Speed</text:p>
          </table:table-cell>
          <table:table-cell table:style-name="ce8" office:value-type="string" calcext:value-type="string">
            <text:p>Vision</text:p>
          </table:table-cell>
          <table:table-cell table:style-name="ce8" office:value-type="string" calcext:value-type="string">
            <text:p>Radar</text:p>
          </table:table-cell>
          <table:table-cell table:style-name="ce8" office:value-type="string" calcext:value-type="string">
            <text:p>Abilities</text:p>
          </table:table-cell>
          <table:table-cell table:style-name="ce8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10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ying 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5.</text:p>
          </table:table-cell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Intercep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 A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ransport 10 T1 units or a single T2 unit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bile Bo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bile 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 AA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als enemy units for 10 second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ght T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2, 1 AA</text:p>
          </table:table-cell>
          <table:table-cell office:value-type="string" calcext:value-type="string">
            <text:p>1, 0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int Def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 AA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Laun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s 1 torpedo every second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xtr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 prime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n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5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800" calcext:value-type="float">
            <text:p>800</text:p>
          </table:table-cell>
          <table:table-cell office:value-type="float" office:value="4000" calcext:value-type="float">
            <text:p>400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 prime/s. Produces 5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v Fabric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50. Cloak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v Flying Fabric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25. Cloak.</text:p>
          </table:table-cell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Gun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 * 5, 2 * 5 AA</text:p>
          </table:table-cell>
          <table:table-cell office:value-type="string" calcext:value-type="string">
            <text:p>1 (0.1), 2 (0.2)</text:p>
          </table:table-cell>
          <table:table-cell office:value-type="string" calcext:value-type="string">
            <text:p>12, 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pet Bo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oy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Reveals enemy units for 25 second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dium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, 10 AA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2, 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 Stu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 G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avy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it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, 10 TP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16, 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second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 * 4, 25 AA</text:p>
          </table:table-cell>
          <table:table-cell office:value-type="string" calcext:value-type="string">
            <text:p>8, 1</text:p>
          </table:table-cell>
          <table:table-cell office:value-type="string" calcext:value-type="string">
            <text:p>32, 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u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 Stun T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 G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sile Defe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D * 3</text:p>
          </table:table-cell>
          <table:table-cell office:value-type="string" calcext:value-type="string">
            <text:p>30 (0.1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 AA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tcht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als enemy units for 10 second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till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5 * 3</text:p>
          </table:table-cell>
          <table:table-cell office:value-type="string" calcext:value-type="string">
            <text:p>9 (0.1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ime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1000 prime storage. Produces 2 prime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ergy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25000 energy storage. Produces 100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ga Fact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 prime/s. Produces 50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ky Carr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0 * 5 AA</text:p>
          </table:table-cell>
          <table:table-cell office:value-type="string" calcext:value-type="string">
            <text:p>1 (0.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loy 25 bomber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ying Fort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5 * 3, 10 * 5 AA</text:p>
          </table:table-cell>
          <table:table-cell office:value-type="string" calcext:value-type="string">
            <text:p>9 (0.1), 1.0 (0.1)</text:p>
          </table:table-cell>
          <table:table-cell office:value-type="string" calcext:value-type="string">
            <text:p>48, 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Apocaly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00" calcext:value-type="float">
            <text:p>2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2 Stun * 4, 10</text:p>
          </table:table-cell>
          <table:table-cell office:value-type="string" calcext:value-type="string">
            <text:p>1, 0.1</text:p>
          </table:table-cell>
          <table:table-cell office:value-type="string" calcext:value-type="string">
            <text:p>8, 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ransport 100 slots, Shield Gen, Repair, Missile Defense</text:p>
          </table:table-cell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Defi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25 * 4 AA Ao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antr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15 * 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Launch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ledgeham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25 * 2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uperno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 Ao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stroy everything in large radius on death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bile Fact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2 * 4, 10 AA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2, 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roduces units 2 times faster than a Giga Factory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aken Nuke 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10 TP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Launch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seidon Battle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0" calcext:value-type="float">
            <text:p>2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string" calcext:value-type="string">
            <text:p>15 * 8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issile Defen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lantis Carr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Gen, Cloak Gen, Deploy 25 Bombers/Intercepto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ield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avy Point Def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Cloak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Cannot be cloaked.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Missile Laun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nfinit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Destroy everything in large radius.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Fusion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00 energy/s. Destroys everything in large radius on death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avy Extra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prime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avy Torp Laun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dar that penetrates stealth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hibious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, 5 AA, 5 TP</text:p>
          </table:table-cell>
          <table:table-cell office:value-type="string" calcext:value-type="string">
            <text:p>1, 1, 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roduces 5 prime/s, 100 energy/s, 1000 prime storage, 1000 energy storage.</text:p>
          </table:table-cell>
          <table:table-cell table:number-columns-repeated="1008"/>
          <table:table-cell table:style-name="ce9" table:number-columns-repeated="2"/>
        </table:table-row>
        <table:table-row table:style-name="ro1" table:number-rows-repeated="1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12"/>
          <table:table-cell table:number-columns-repeated="1010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 style:data-style-name="N2" text:time-value="02:33:05.3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8-04-28T14:23:35.934000000</dc:date>
    <meta:editing-duration>P29DT16H28M7S</meta:editing-duration>
    <meta:editing-cycles>3207</meta:editing-cycles>
    <meta:generator>LibreOffice/5.2.7.2$Windows_x86 LibreOffice_project/2b7f1e640c46ceb28adf43ee075a6e8b8439ed10</meta:generator>
    <meta:document-statistic meta:table-count="2" meta:cell-count="2320" meta:object-count="0"/>
  </office:meta>
</office:document-meta>
</file>